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BatikFlowTextElementBridge.PDFBatikFlowTextElementBridge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BatikFlowTextElementBridge.instantiateGraphics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BatikFlowTextElementBridge.getTextPa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